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leownz</text:p>
          </table:table-cell>
          <table:table-cell table:formula="of:=SUM([.D1:.Q1])" office:value-type="float" office:value="15" calcext:value-type="float">
            <text:p>1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Mace101</text:p>
          </table:table-cell>
          <table:table-cell table:formula="of:=SUM([.D2:.Q2])" office:value-type="float" office:value="5" calcext:value-type="float">
            <text:p>5</text:p>
          </table:table-cell>
          <table:table-cell office:value-type="string" calcext:value-type="string">
            <text:p>me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rdo</text:p>
          </table:table-cell>
          <table:table-cell table:formula="of:=SUM([.D3:.Q3])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nyx</text:p>
          </table:table-cell>
          <table:table-cell table:formula="of:=SUM([.D4:.Q4])" office:value-type="float" office:value="12.5" calcext:value-type="float">
            <text:p>12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SUM([.D5:.Q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6:.Q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7:.Q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8:.Q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9:.Q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0:.Q1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1:.Q1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2:.Q1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3:.Q1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4:.Q1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5:.Q1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D16:.Q1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dsmile</text:p>
          </table:table-cell>
          <table:table-cell table:formula="of:=SUM([.D17:.Q17]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7:32:01.174323927</meta:creation-date>
    <dc:date>2019-12-16T07:46:54.189972367</dc:date>
    <meta:editing-duration>PT4M43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